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extkörper" style:master-page-name="MP0" style:family="paragraph">
      <style:paragraph-properties fo:margin-top="0.0354in"/>
    </style:style>
    <style:style style:name="P2"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3" style:parent-style-name="Textkörper" style:family="paragraph">
      <style:paragraph-properties fo:line-height="0.1875in" fo:margin-right="0.177in"/>
    </style:style>
    <style:style style:name="T4" style:parent-style-name="Absatz-Standardschriftart" style:family="text">
      <style:text-properties fo:letter-spacing="-0.0013in"/>
    </style:style>
    <style:style style:name="T5" style:parent-style-name="Absatz-Standardschriftart" style:family="text">
      <style:text-properties fo:letter-spacing="0.0194in"/>
    </style:style>
    <style:style style:name="T6" style:parent-style-name="Absatz-Standardschriftart" style:family="text">
      <style:text-properties fo:letter-spacing="-0.002in"/>
    </style:style>
    <style:style style:name="T7" style:parent-style-name="Absatz-Standardschriftart" style:family="text">
      <style:text-properties fo:letter-spacing="0.0152in"/>
    </style:style>
    <style:style style:name="T8" style:parent-style-name="Absatz-Standardschriftart" style:family="text">
      <style:text-properties fo:letter-spacing="-0.002in"/>
    </style:style>
    <style:style style:name="T9" style:parent-style-name="Absatz-Standardschriftart" style:family="text">
      <style:text-properties fo:letter-spacing="0.0173in"/>
    </style:style>
    <style:style style:name="P10" style:parent-style-name="Textkörper" style:family="paragraph">
      <style:paragraph-properties fo:line-height="0.1868in"/>
    </style:style>
    <style:style style:name="P11"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12" style:parent-style-name="Textkörper" style:family="paragraph">
      <style:paragraph-properties fo:line-height="0.1875in" fo:margin-right="0.2493in"/>
    </style:style>
    <style:style style:name="T13" style:parent-style-name="Absatz-Standardschriftart" style:family="text">
      <style:text-properties fo:letter-spacing="-0.0013in"/>
    </style:style>
    <style:style style:name="T14" style:parent-style-name="Absatz-Standardschriftart" style:family="text">
      <style:text-properties fo:letter-spacing="0.0152in"/>
    </style:style>
    <style:style style:name="T15" style:parent-style-name="Absatz-Standardschriftart" style:family="text">
      <style:text-properties fo:letter-spacing="-0.0201in"/>
    </style:style>
    <style:style style:name="T16" style:parent-style-name="Absatz-Standardschriftart" style:family="text">
      <style:text-properties fo:letter-spacing="-0.002in"/>
    </style:style>
    <style:style style:name="T17" style:parent-style-name="Absatz-Standardschriftart" style:family="text">
      <style:text-properties fo:letter-spacing="0.0166in"/>
    </style:style>
    <style:style style:name="T18" style:parent-style-name="Absatz-Standardschriftart" style:family="text">
      <style:text-properties fo:letter-spacing="-0.002in"/>
    </style:style>
    <style:style style:name="P19"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0" style:parent-style-name="Textkörper" style:family="paragraph">
      <style:paragraph-properties fo:line-height="0.1875in" fo:margin-right="0.177in"/>
    </style:style>
    <style:style style:name="T21" style:parent-style-name="Absatz-Standardschriftart" style:family="text">
      <style:text-properties fo:letter-spacing="-0.0194in"/>
    </style:style>
    <style:style style:name="T22" style:parent-style-name="Absatz-Standardschriftart" style:family="text">
      <style:text-properties fo:letter-spacing="-0.0097in"/>
    </style:style>
    <style:style style:name="T23" style:parent-style-name="Absatz-Standardschriftart" style:family="text">
      <style:text-properties fo:letter-spacing="-0.0006in"/>
    </style:style>
    <style:style style:name="T24" style:parent-style-name="Absatz-Standardschriftart" style:family="text">
      <style:text-properties fo:letter-spacing="0.0166in"/>
    </style:style>
    <style:style style:name="T25" style:parent-style-name="Absatz-Standardschriftart" style:family="text">
      <style:text-properties fo:letter-spacing="-0.0194in"/>
    </style:style>
    <style:style style:name="P26"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7" style:parent-style-name="Textkörper" style:family="paragraph">
      <style:paragraph-properties fo:text-align="justify" fo:line-height="0.1875in" fo:margin-right="0.4208in"/>
    </style:style>
    <style:style style:name="T28" style:parent-style-name="Absatz-Standardschriftart" style:family="text">
      <style:text-properties fo:letter-spacing="-0.0006in"/>
    </style:style>
    <style:style style:name="T29" style:parent-style-name="Absatz-Standardschriftart" style:family="text">
      <style:text-properties fo:letter-spacing="0.0166in"/>
    </style:style>
    <style:style style:name="P30" style:parent-style-name="Standard" style:family="paragraph">
      <style:text-properties style:font-name="Times New Roman" style:font-name-asian="Times New Roman" style:font-name-complex="Times New Roman" fo:font-size="10pt" style:font-size-asian="10pt" style:font-size-complex="10pt"/>
    </style:style>
    <style:style style:name="P31" style:parent-style-name="Standard" style:family="paragraph">
      <style:text-properties style:font-name="Times New Roman" style:font-name-asian="Times New Roman" style:font-name-complex="Times New Roman" fo:font-size="10pt" style:font-size-asian="10pt" style:font-size-complex="10pt"/>
    </style:style>
    <style:style style:name="P32" style:parent-style-name="Standard" style:family="paragraph">
      <style:text-properties style:font-name="Times New Roman" style:font-name-asian="Times New Roman" style:font-name-complex="Times New Roman" fo:font-size="10pt" style:font-size-asian="10pt" style:font-size-complex="10pt"/>
    </style:style>
    <style:style style:name="P33" style:parent-style-name="Standard" style:family="paragraph">
      <style:text-properties style:font-name="Times New Roman" style:font-name-asian="Times New Roman" style:font-name-complex="Times New Roman" fo:font-size="10pt" style:font-size-asian="10pt" style:font-size-complex="10pt"/>
    </style:style>
    <style:style style:name="P34" style:parent-style-name="Standard" style:family="paragraph">
      <style:text-properties style:font-name="Times New Roman" style:font-name-asian="Times New Roman" style:font-name-complex="Times New Roman" fo:font-size="10pt" style:font-size-asian="10pt" style:font-size-complex="10pt"/>
    </style:style>
    <style:style style:name="P35" style:parent-style-name="Standard" style:family="paragraph">
      <style:text-properties style:font-name="Times New Roman" style:font-name-asian="Times New Roman" style:font-name-complex="Times New Roman" fo:font-size="10pt" style:font-size-asian="10pt" style:font-size-complex="10pt"/>
    </style:style>
    <style:style style:name="P36" style:parent-style-name="Standard" style:family="paragraph">
      <style:text-properties style:font-name="Times New Roman" style:font-name-asian="Times New Roman" style:font-name-complex="Times New Roman" fo:font-size="10pt" style:font-size-asian="10pt" style:font-size-complex="10pt"/>
    </style:style>
    <style:style style:name="P37" style:parent-style-name="Standard" style:family="paragraph">
      <style:text-properties style:font-name="Times New Roman" style:font-name-asian="Times New Roman" style:font-name-complex="Times New Roman" fo:font-size="10pt" style:font-size-asian="10pt" style:font-size-complex="10pt"/>
    </style:style>
    <style:style style:name="P38" style:parent-style-name="Standard" style:family="paragraph">
      <style:text-properties style:font-name="Times New Roman" style:font-name-asian="Times New Roman" style:font-name-complex="Times New Roman" fo:font-size="10pt" style:font-size-asian="10pt" style:font-size-complex="10pt"/>
    </style:style>
    <style:style style:name="P39" style:parent-style-name="Standard" style:family="paragraph">
      <style:text-properties style:font-name="Times New Roman" style:font-name-asian="Times New Roman" style:font-name-complex="Times New Roman" fo:font-size="10pt" style:font-size-asian="10pt" style:font-size-complex="10pt"/>
    </style:style>
    <style:style style:name="P40" style:parent-style-name="Standard" style:family="paragraph">
      <style:text-properties style:font-name="Times New Roman" style:font-name-asian="Times New Roman" style:font-name-complex="Times New Roman" fo:font-size="10pt" style:font-size-asian="10pt" style:font-size-complex="10pt"/>
    </style:style>
    <style:style style:name="P41" style:parent-style-name="Standard" style:family="paragraph">
      <style:text-properties style:font-name="Times New Roman" style:font-name-asian="Times New Roman" style:font-name-complex="Times New Roman" fo:font-size="10pt" style:font-size-asian="10pt" style:font-size-complex="10pt"/>
    </style:style>
    <style:style style:name="P42" style:parent-style-name="Standard" style:family="paragraph">
      <style:text-properties style:font-name="Times New Roman" style:font-name-asian="Times New Roman" style:font-name-complex="Times New Roman" fo:font-size="10pt" style:font-size-asian="10pt" style:font-size-complex="10pt"/>
    </style:style>
    <style:style style:name="P43" style:parent-style-name="Standard" style:family="paragraph">
      <style:text-properties style:font-name="Times New Roman" style:font-name-asian="Times New Roman" style:font-name-complex="Times New Roman" fo:font-size="10pt" style:font-size-asian="10pt" style:font-size-complex="10pt"/>
    </style:style>
    <style:style style:name="P44" style:parent-style-name="Standard" style:family="paragraph">
      <style:text-properties style:font-name="Times New Roman" style:font-name-asian="Times New Roman" style:font-name-complex="Times New Roman" fo:font-size="10pt" style:font-size-asian="10pt" style:font-size-complex="10pt"/>
    </style:style>
    <style:style style:name="P45" style:parent-style-name="Standard" style:family="paragraph">
      <style:text-properties style:font-name="Times New Roman" style:font-name-asian="Times New Roman" style:font-name-complex="Times New Roman" fo:font-size="10pt" style:font-size-asian="10pt" style:font-size-complex="10pt"/>
    </style:style>
    <style:style style:name="P46" style:parent-style-name="Standard" style:family="paragraph">
      <style:text-properties style:font-name="Times New Roman" style:font-name-asian="Times New Roman" style:font-name-complex="Times New Roman" fo:font-size="10pt" style:font-size-asian="10pt" style:font-size-complex="10pt"/>
    </style:style>
    <style:style style:name="P47" style:parent-style-name="Standard" style:family="paragraph">
      <style:paragraph-properties fo:margin-top="0.0006in"/>
      <style:text-properties style:font-name="Times New Roman" style:font-name-asian="Times New Roman" style:font-name-complex="Times New Roman" fo:font-size="7.5pt" style:font-size-asian="7.5pt" style:font-size-complex="7.5pt"/>
    </style:style>
    <style:style style:name="P48" style:parent-style-name="Standard" style:family="paragraph">
      <style:paragraph-properties style:line-height-at-least="0.1388in" fo:margin-left="0.0694in">
        <style:tab-stops/>
      </style:paragraph-properties>
    </style:style>
    <style:style style:name="T49" style:parent-style-name="Absatz-Standardschriftart" style:family="text">
      <style:text-properties style:font-name="Times New Roman" style:font-name-asian="Times New Roman" style:font-name-complex="Times New Roman" fo:font-size="10pt" style:font-size-asian="10pt" style:font-size-complex="10pt"/>
    </style:style>
    <style:style style:name="P50" style:parent-style-name="Standard" style:family="paragraph">
      <style:paragraph-properties fo:line-height="0.1673in"/>
    </style:style>
    <style:style style:name="T51" style:parent-style-name="Absatz-Standardschriftart" style:family="text">
      <style:text-properties style:font-name="Liberation Sans" fo:color="#212121" fo:font-size="12pt" style:font-size-asian="12pt"/>
    </style:style>
    <style:style style:name="T52" style:parent-style-name="Absatz-Standardschriftart" style:family="text">
      <style:text-properties style:font-name="Liberation Sans" fo:color="#3F8CD2" fo:font-size="12pt" style:font-size-asian="12pt"/>
    </style:style>
    <style:style style:name="P53" style:parent-style-name="Standard" style:family="paragraph">
      <style:paragraph-properties fo:line-height="0.1673in"/>
    </style:style>
    <style:style style:name="T54" style:parent-style-name="Absatz-Standardschriftart" style:family="text">
      <style:text-properties style:font-name="Liberation Sans" fo:color="#FFC369" fo:font-size="12pt" style:font-size-asian="12pt"/>
    </style:style>
    <style:style style:family="graphic" style:name="a0">
      <style:graphic-properties style:writing-mode="lr-tb" draw:fill="solid" draw:fill-color="#f0f0f0"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2" style:parent-style-name="Graphics">
      <style:graphic-properties fo:min-width="0.16736in" fo:min-height="5.109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 style:parent-style-name="Graphics">
      <style:graphic-properties fo:min-width="0.16736in" fo:min-height="0.9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
      <style:graphic-properties style:writing-mode="lr-tb"/>
    </style:style>
    <style:style style:family="graphic" style:name="a5">
      <style:graphic-properties style:wrap="run-through" style:run-through="foreground" style:writing-mode="lr-tb" style:horizontal-rel="char" style:vertical-rel="line" style:horizontal-pos="from-left" style:vertical-pos="from-top"/>
    </style:style>
  </office:automatic-styles>
  <office:body>
    <office:text text:use-soft-page-breaks="true">
      <text:p text:style-name="P1">This is a test resource no. 3 in "English"</text:p>
      <text:p text:style-name="P2"/>
      <text:p text:style-name="P3">Lorem ipsum dolor sit amet, consectetur adipiscing elit. Quisque non diam lectus. Phasellus consectetur tempus augue. Nullam augue urna, tincidunt sed nisl eu, finibus tincidunt felis. Quisque diam tellus, suscipit in lacinia eu, scelerisque ac nisl. Praesent aliquet dictum metus at<text:s/><text:span text:style-name="T4">consectetur.</text:span><text:s/>Fusce ultrices augue nec<text:span text:style-name="T5"><text:s/></text:span>neque fermentum, ut elementum leo iaculis. Sed semper finibus tortor vel sodales. Proin eros nunc, bibendum laoreet libero non, ornare laoreet<text:s/><text:span text:style-name="T6">dolor.</text:span><text:s/>Curabitur<text:span text:style-name="T7"><text:s/></text:span>ipsum metus, ultrices quis lobortis sit amet, lacinia eget nunc.<text:s/><text:span text:style-name="T8">Vivamus</text:span><text:s/>facilisis nisl et lorem bibendum, tempus hendrerit magna lacinia. Etiam porta mauris<text:span text:style-name="T9"><text:s/></text:span>justo, ac malesuada dui aliquam vitae. Sed sagittis ex vel lobortis euismod. Suspendisse egestas sagittis nisi sed pellentesque.<text:s/>Nunc dui diam, accumsan nec</text:p>
      <text:p text:style-name="P10">urna vitae, laoreet volutpat turpis.</text:p>
      <text:p text:style-name="P11"/>
      <text:p text:style-name="P12">Donec pellentesque orci ac malesuada sollicitudin. Praesent volutpat sapien sit amet massa<text:s/><text:span text:style-name="T13">semper,</text:span><text:s/>nec faucibus augue accumsan. Class aptent taciti sociosqu<text:span text:style-name="T14"><text:s/></text:span>ad litora torquent per conubia nostra, per inceptos himenaeos. Praesent vel faucibus turpis, sed tincidunt ante.<text:s/><text:span text:style-name="T15">V</text:span>estibulum malesuada molestie maximus. Donec rutrum orci nec porta euismod. Praesent et sapien pretium diam aliquam dictum. In tincidunt mauris mi, interdum fringilla magna varius a.<text:s/><text:span text:style-name="T16">Vivamus</text:span><text:s/>nulla nisi,<text:span text:style-name="T17"><text:s/></text:span>euismod ac eros ut, vehicula porttitor velit. In fermentum dapibus posuere. Aenean et finibus risus. Proin maximus eros sit amet ex volutpat dapibus. Curabitur nunc leo, blandit vel odio ac, rhoncus iaculis<text:s/><text:span text:style-name="T18">dolor.</text:span><text:s/>Sed varius ultrices ex id placerat.</text:p>
      <text:p text:style-name="P19"/>
      <text:p text:style-name="P20">Donec libero risus, malesuada sit amet pretium vel, vestibulum in nisl.<text:s/><text:span text:style-name="T21">V</text:span>estibulum iaculis quam non ex dignissim tempo<text:span text:style-name="T22">r</text:span>. Cras ultricies mi sit amet urna cursus varius. Donec purus ligula, convallis porta lacus eu, dictum fermentum orci. Nulla at nibh sed nulla volutpat varius. Aenean mollis tellus quis accumsan tempus. Curabitur ullamcorper<text:s/><text:span text:style-name="T23">efficitur</text:span><text:s/>lectus id luctus. Duis sollicitudin orci nec enim venenatis, at blandit nibh imperdiet. Integer turpis justo, condimentum eget<text:span text:style-name="T24"><text:s/></text:span>molestie<text:s/>quis, tincidunt vel massa.<text:s/><text:span text:style-name="T25">V</text:span>estibulum faucibus cursus magna, ut bibendum nulla feugiat non. In rutrum nisl quam, eget auctor nisl congue quis.</text:p>
      <text:p text:style-name="P26"/>
      <text:p text:style-name="P27">Proin nec odio libero. Integer ut pellentesque orci. Donec a eleifend massa, quis auctor libero. In dui nulla, pellentesque quis malesuada at, congue nec nibh. Suspendisse<text:s/><text:span text:style-name="T28">efficitur</text:span><text:s/>tincidunt urna, eu laoreet massa aliquam et. In mollis a sapien non fringilla. Donec ac nisi porta, accumsan erat imperdiet, facilisis sem.<text:span text:style-name="T29"><text:s/></text:span>Fusce sed sagittis nibh.</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text:span text:style-name="T49"><draw:g draw:z-index="0" draw:name="Group 2" draw:id="id5" draw:style-name="a5" text:anchor-type="as-char"><svg:title/><svg:desc/><draw:custom-shape svg:x="0in" svg:y="0.01042in" svg:width="10.91667in" svg:height="0.30347in" draw:z-index="0" draw:id="id0" draw:style-name="a0" draw:name="Freeform 8"><svg:title/><svg:desc/><draw:enhanced-geometry draw:type="non-primitive" svg:viewBox="0 0 15720 437" draw:enhanced-path="M 0 436 L 15720 436 15720 0 0 0 0 436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f5 / 15720"/><draw:equation draw:name="f9" draw:formula="451 * ?f4 / 437"/><draw:equation draw:name="f10" draw:formula="15720 * ?f5 / 15720"/><draw:equation draw:name="f11" draw:formula="15 * ?f4 / 4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 draw:z-index="251660288" draw:name="Group 3" draw:id="id4" draw:style-name="a4"><svg:title/><svg:desc/><draw:custom-shape svg:x="9.80903in" svg:y="0in" svg:width="1.10764in" svg:height="0.30347in" draw:z-index="0" draw:id="id1" draw:style-name="a1" draw:name="Freeform 6"><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125 - 14125"/><draw:equation draw:name="f9" draw:formula="?f8 * ?f5 / 1595"/><draw:equation draw:name="f10" draw:formula="436 * ?f4 / 437"/><draw:equation draw:name="f11" draw:formula="0 + 15720 - 14125"/><draw:equation draw:name="f12" draw:formula="?f11 * ?f5 / 1595"/><draw:equation draw:name="f13" draw:formula="0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z-index="0" draw:id="id2" draw:style-name="a2" draw:name="Text Box 5" svg:x="0.0625in" svg:y="0.07361in" svg:width="5.10972in" svg:height="0.16736in" style:rel-width="scale" style:rel-height="scale"><draw:text-box><text:p text:style-name="P50"><text:span text:style-name="T51">Create PDF in your applications with the Pdfcrowd<text:s/></text:span><text:span text:style-name="T52">HTML to PDF API</text:span></text:p></draw:text-box><svg:title/><svg:desc/></draw:frame><draw:frame draw:z-index="0" draw:id="id3" draw:style-name="a3" draw:name="Text Box 4" svg:x="9.87014in" svg:y="0.07361in" svg:width="0.98472in" svg:height="0.16736in" style:rel-width="scale" style:rel-height="scale"><draw:text-box><text:p text:style-name="P53"><text:span text:style-name="T54">PDFCROWD</text:span></text:p></draw:text-box><svg:title/><svg:desc/></draw:frame></draw:g></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4166in" fo:margin-left="0.3194in" fo:margin-bottom="0.1944in" fo:margin-right="0.3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5-22T14:31:00Z</meta:creation-date>
    <dc:date>2021-05-22T14:31:00Z</dc:date>
    <meta:template xlink:href="Normal.dotm" xlink:type="simple"/>
    <meta:editing-cycles>2</meta:editing-cycles>
    <meta:editing-duration>PT0S</meta:editing-duration>
    <meta:user-defined meta:name="Created" meta:value-type="date">2021-05-22T00:00:00Z</meta:user-defined>
    <meta:user-defined meta:name="LastSaved" meta:value-type="date">2021-05-22T00:00:00Z</meta:user-defined>
    <meta:document-statistic meta:page-count="1" meta:paragraph-count="6" meta:word-count="380" meta:character-count="2573" meta:row-count="42" meta:non-whitespace-character-count="2199"/>
  </office:meta>
</office:document-meta>
</file>